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Freq (00)</text:p>
          </table:table-cell>
          <table:table-cell table:style-name="ce1" office:value-type="string" calcext:value-type="string">
            <text:p>Length (24)</text:p>
          </table:table-cell>
          <table:table-cell table:style-name="ce1" office:value-type="string" calcext:value-type="string">
            <text:p>$FCA8 time</text:p>
          </table:table-cell>
          <table:table-cell table:style-name="ce1" office:value-type="string" calcext:value-type="string">
            <text:p>Cycle Time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Time(s)</text:p>
          </table:table-cell>
          <table:table-cell table:style-name="ce1"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(5*[.A2]*[.A2]+27*[.A2]+26) / 2000000" office:value-type="float" office:value="0.000107" calcext:value-type="float">
            <text:p>0.000107</text:p>
          </table:table-cell>
          <table:table-cell table:formula="of:=[.C2]*2" office:value-type="float" office:value="0.000214" calcext:value-type="float">
            <text:p>0.000214</text:p>
          </table:table-cell>
          <table:table-cell table:formula="of:=INT(1/[.D2])" office:value-type="float" office:value="4672" calcext:value-type="float">
            <text:p>4672</text:p>
          </table:table-cell>
          <table:table-cell table:style-name="ce3" table:formula="of:=[.B2]*256*[.C2]" office:value-type="float" office:value="0.219136" calcext:value-type="float">
            <text:p>0.2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5*[.A3]*[.A3]+27*[.A3]+26) / 2000000" office:value-type="float" office:value="0.000281" calcext:value-type="float">
            <text:p>0.000281</text:p>
          </table:table-cell>
          <table:table-cell table:formula="of:=[.C3]*2" office:value-type="float" office:value="0.000562" calcext:value-type="float">
            <text:p>0.000562</text:p>
          </table:table-cell>
          <table:table-cell table:formula="of:=INT(1/[.D3])" office:value-type="float" office:value="1779" calcext:value-type="float">
            <text:p>1779</text:p>
          </table:table-cell>
          <table:table-cell table:style-name="ce3" table:formula="of:=[.B3]*256*[.C3]" office:value-type="float" office:value="0.143872" calcext:value-type="float">
            <text:p>0.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*[.A4]*[.A4]+27*[.A4]+26) / 2000000" office:value-type="float" office:value="0.000869" calcext:value-type="float">
            <text:p>0.000869</text:p>
          </table:table-cell>
          <table:table-cell table:formula="of:=[.C4]*2" office:value-type="float" office:value="0.001738" calcext:value-type="float">
            <text:p>0.001738</text:p>
          </table:table-cell>
          <table:table-cell table:formula="of:=INT(1/[.D4])" office:value-type="float" office:value="575" calcext:value-type="float">
            <text:p>575</text:p>
          </table:table-cell>
          <table:table-cell table:style-name="ce3" table:formula="of:=[.B4]*256*[.C4]" office:value-type="float" office:value="0.444928" calcext:value-type="float">
            <text:p>0.4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5*[.A5]*[.A5]+27*[.A5]+26) / 2000000" office:value-type="float" office:value="0.00023" calcext:value-type="float">
            <text:p>0.00023</text:p>
          </table:table-cell>
          <table:table-cell table:formula="of:=[.C5]*2" office:value-type="float" office:value="0.00046" calcext:value-type="float">
            <text:p>0.00046</text:p>
          </table:table-cell>
          <table:table-cell table:formula="of:=INT(1/[.D5])" office:value-type="float" office:value="2173" calcext:value-type="float">
            <text:p>2173</text:p>
          </table:table-cell>
          <table:table-cell table:style-name="ce3" table:formula="of:=[.B5]*256*[.C5]" office:value-type="float" office:value="0.11776" calcext:value-type="float">
            <text:p>0.1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(5*[.A6]*[.A6]+27*[.A6]+26) / 2000000" office:value-type="float" office:value="0.001283" calcext:value-type="float">
            <text:p>0.001283</text:p>
          </table:table-cell>
          <table:table-cell table:formula="of:=[.C6]*2" office:value-type="float" office:value="0.002566" calcext:value-type="float">
            <text:p>0.002566</text:p>
          </table:table-cell>
          <table:table-cell table:formula="of:=INT(1/[.D6])" office:value-type="float" office:value="389" calcext:value-type="float">
            <text:p>389</text:p>
          </table:table-cell>
          <table:table-cell table:style-name="ce3" table:formula="of:=[.B6]*256*[.C6]" office:value-type="float" office:value="0.656896" calcext:value-type="float">
            <text:p>0.66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*[.A7]*[.A7]+27*[.A7]+26) / 2000000" office:value-type="float" office:value="0.000778" calcext:value-type="float">
            <text:p>0.000778</text:p>
          </table:table-cell>
          <table:table-cell table:formula="of:=[.C7]*2" office:value-type="float" office:value="0.001556" calcext:value-type="float">
            <text:p>0.001556</text:p>
          </table:table-cell>
          <table:table-cell table:formula="of:=INT(1/[.D7])" office:value-type="float" office:value="642" calcext:value-type="float">
            <text:p>642</text:p>
          </table:table-cell>
          <table:table-cell table:style-name="ce3" table:formula="of:=[.B7]*256*[.C7]" office:value-type="float" office:value="0.398336" calcext:value-type="float">
            <text:p>0.4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5*[.A8]*[.A8]+27*[.A8]+26) / 2000000" office:value-type="float" office:value="0.000029" calcext:value-type="float">
            <text:p>2.9E-05</text:p>
          </table:table-cell>
          <table:table-cell table:formula="of:=[.C8]*2" office:value-type="float" office:value="0.000058" calcext:value-type="float">
            <text:p>5.8E-05</text:p>
          </table:table-cell>
          <table:table-cell table:formula="of:=INT(1/[.D8])" office:value-type="float" office:value="17241" calcext:value-type="float">
            <text:p>17241</text:p>
          </table:table-cell>
          <table:table-cell table:style-name="ce3" table:formula="of:=[.B8]*256*[.C8]" office:value-type="float" office:value="0.014848" calcext:value-type="float">
            <text:p>0.0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5*[.A9]*[.A9]+27*[.A9]+26) / 2000000" office:value-type="float" office:value="0.00152" calcext:value-type="float">
            <text:p>0.00152</text:p>
          </table:table-cell>
          <table:table-cell table:formula="of:=[.C9]*2" office:value-type="float" office:value="0.00304" calcext:value-type="float">
            <text:p>0.00304</text:p>
          </table:table-cell>
          <table:table-cell table:formula="of:=INT(1/[.D9])" office:value-type="float" office:value="328" calcext:value-type="float">
            <text:p>328</text:p>
          </table:table-cell>
          <table:table-cell table:style-name="ce3" table:formula="of:=[.B9]*256*[.C9]" office:value-type="float" office:value="0.77824" calcext:value-type="float">
            <text:p>0.7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5*[.A10]*[.A10]+27*[.A10]+26) / 2000000" office:value-type="float" office:value="0.000535" calcext:value-type="float">
            <text:p>0.000535</text:p>
          </table:table-cell>
          <table:table-cell table:formula="of:=[.C10]*2" office:value-type="float" office:value="0.00107" calcext:value-type="float">
            <text:p>0.00107</text:p>
          </table:table-cell>
          <table:table-cell table:formula="of:=INT(1/[.D10])" office:value-type="float" office:value="934" calcext:value-type="float">
            <text:p>934</text:p>
          </table:table-cell>
          <table:table-cell table:style-name="ce3" table:formula="of:=[.B10]*256*[.C10]" office:value-type="float" office:value="0.27392" calcext:value-type="float">
            <text:p>0.27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(5*[.A11]*[.A11]+27*[.A11]+26) / 2000000" office:value-type="float" office:value="0.000337" calcext:value-type="float">
            <text:p>0.000337</text:p>
          </table:table-cell>
          <table:table-cell table:formula="of:=[.C11]*2" office:value-type="float" office:value="0.000674" calcext:value-type="float">
            <text:p>0.000674</text:p>
          </table:table-cell>
          <table:table-cell table:formula="of:=INT(1/[.D11])" office:value-type="float" office:value="1483" calcext:value-type="float">
            <text:p>1483</text:p>
          </table:table-cell>
          <table:table-cell table:style-name="ce3" table:formula="of:=[.B11]*256*[.C11]" office:value-type="float" office:value="0.172544" calcext:value-type="float">
            <text:p>0.17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5:49:44.853601044</meta:creation-date>
    <dc:date>2017-04-02T15:59:41.404033497</dc:date>
    <meta:editing-duration>PT9M57S</meta:editing-duration>
    <meta:editing-cycles>3</meta:editing-cycles>
    <meta:generator>LibreOffice/5.3.1.2$Linux_X86_64 LibreOffice_project/30m0$Build-2</meta:generator>
    <meta:document-statistic meta:table-count="1" meta:cell-count="66" meta:object-count="0"/>
  </office:meta>
</office:document-meta>
</file>